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orphans="2" fo:widows="2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orphans="2" fo:widows="2"/>
      <style:text-properties fo:font-weight="bold" style:font-weight-asian="bold" style:font-weight-complex="bold"/>
    </style:style>
    <style:style style:name="P11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2" style:family="paragraph" style:parent-style-name="Text_20_body" style:list-style-name="WW8Num2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3" style:family="paragraph" style:parent-style-name="Text_20_body" style:list-style-name="WW8Num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4" style:family="paragraph" style:parent-style-name="Text_20_body" style:list-style-name="WW8Num6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5" style:family="paragraph" style:parent-style-name="Text_20_body" style:list-style-name="WW8Num7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6" style:family="paragraph" style:parent-style-name="Text_20_body" style:list-style-name="WW8Num8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7" style:family="paragraph" style:parent-style-name="Text_20_body" style:list-style-name="WW8Num9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8" style:family="paragraph" style:parent-style-name="Text_20_body" style:list-style-name="WW8Num10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9" style:family="paragraph" style:parent-style-name="Text_20_body" style:list-style-name="WW8Num1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0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1" style:family="paragraph" style:parent-style-name="Text_20_body" style:list-style-name="WW8Num2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2" style:family="paragraph" style:parent-style-name="Text_20_body" style:list-style-name="WW8Num3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3" style:family="paragraph" style:parent-style-name="Text_20_body" style:list-style-name="WW8Num4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4" style:family="paragraph" style:parent-style-name="Text_20_body" style:list-style-name="WW8Num5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5" style:family="paragraph" style:parent-style-name="Text_20_body" style:list-style-name="WW8Num6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6" style:family="paragraph" style:parent-style-name="Text_20_body" style:list-style-name="WW8Num7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7" style:family="paragraph" style:parent-style-name="Text_20_body" style:list-style-name="WW8Num8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8" style:family="paragraph" style:parent-style-name="Text_20_body" style:list-style-name="WW8Num9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29" style:family="paragraph" style:parent-style-name="Text_20_body" style:list-style-name="WW8Num10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30" style:family="paragraph" style:parent-style-name="Text_20_body" style:list-style-name="WW8Num11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31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3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Text_20_body" style:list-style-name="L6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7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list-style-name="L8">
      <style:paragraph-properties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list-style-name="L5">
      <style:paragraph-properties fo:orphans="2" fo:widows="2" fo:padding="0in" fo:border="none"/>
    </style:style>
    <style:style style:name="P39" style:family="paragraph" style:parent-style-name="Text_20_body">
      <style:paragraph-properties fo:orphans="2" fo:widows="2" fo:padding="0in" fo:border="none"/>
      <style:text-properties style:font-name="Times New Roman" fo:font-size="12pt" style:font-size-asian="12pt" style:font-size-complex="12pt"/>
    </style:style>
    <style:style style:name="P40" style:family="paragraph" style:parent-style-name="Text_20_body" style:list-style-name="L2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3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5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6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7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8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 style:list-style-name="L9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8">
      <style:paragraph-properties fo:margin-top="0in" fo:margin-bottom="0in" fo:orphans="2" fo:widows="2" fo:padding="0in" fo:border="none"/>
    </style:style>
    <style:style style:name="P49" style:family="paragraph" style:parent-style-name="Heading_20_2">
      <style:paragraph-properties fo:orphans="2" fo:widows="2"/>
      <style:text-properties fo:font-variant="normal" fo:text-transform="none" fo:color="#000000" style:font-name="Times New Roman" fo:font-size="18pt" fo:letter-spacing="normal" fo:font-style="normal" fo:font-weight="bold" style:font-size-asian="18pt" style:font-weight-asian="bold" style:font-size-complex="18pt" style:font-weight-complex="bold"/>
    </style:style>
    <style:style style:name="P50" style:family="paragraph" style:parent-style-name="Heading_20_2">
      <style:text-properties fo:font-variant="normal" fo:text-transform="none" fo:color="#000000" style:font-name="Times New Roman" fo:font-size="18pt" fo:letter-spacing="normal" fo:font-style="normal" fo:font-weight="bold" style:font-size-asian="12pt" style:font-weight-asian="bold" style:font-size-complex="12pt" style:font-weight-complex="bold"/>
    </style:style>
    <style:style style:name="P51" style:family="paragraph" style:parent-style-name="Heading_20_2">
      <style:text-properties style:font-name="Times New Roman"/>
    </style:style>
    <style:style style:name="P52" style:family="paragraph" style:parent-style-name="Heading_20_2">
      <style:paragraph-properties fo:orphans="2" fo:widows="2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3" style:family="paragraph" style:parent-style-name="Heading_20_2">
      <style:paragraph-properties fo:orphans="2" fo:widows="2"/>
      <style:text-properties style:font-name="Times New Roman" fo:font-size="18pt" style:font-size-asian="18pt" style:font-size-complex="18pt"/>
    </style:style>
    <style:style style:name="P54" style:family="paragraph" style:parent-style-name="Heading_20_2">
      <style:paragraph-properties fo:orphans="2" fo:widows="2"/>
      <style:text-properties style:font-name="Times New Roman" fo:font-weight="bold" style:font-weight-asian="bold" style:font-weight-complex="bold"/>
    </style:style>
    <style:style style:name="P55" style:family="paragraph" style:parent-style-name="Heading_20_2">
      <style:paragraph-properties fo:break-before="page"/>
      <style:text-properties style:font-name="Times New Roman"/>
    </style:style>
    <style:style style:name="P56" style:family="paragraph" style:parent-style-name="Heading_20_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cc" style:font-name="arial" fo:font-size="9.75pt" fo:letter-spacing="normal" fo:font-style="normal" fo:font-weight="normal"/>
    </style:style>
    <style:style style:name="T9" style:family="text">
      <style:text-properties fo:font-variant="normal" fo:text-transform="none" fo:color="#0000cc" fo:font-size="9.75pt" fo:letter-spacing="normal" fo:font-style="normal" fo:font-weight="normal"/>
    </style:style>
    <style:style style:name="T10" style:family="text">
      <style:text-properties fo:font-variant="normal" fo:text-transform="none" fo:color="#0000cc" style:font-name="Times New Roman" fo:font-size="9.75pt" fo:letter-spacing="normal" fo:font-style="normal" fo:font-weight="normal"/>
    </style:style>
    <style:style style:name="T11" style:family="text">
      <style:text-properties fo:font-variant="normal" fo:text-transform="none" fo:color="#0000cc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color="#000000"/>
    </style:style>
    <style:style style:name="T14" style:family="text">
      <style:text-properties style:font-name="arial"/>
    </style:style>
    <style:style style:name="T15" style:family="text">
      <style:text-properties fo:font-size="18pt"/>
    </style:style>
    <style:style style:name="T16" style:family="text">
      <style:text-properties fo:letter-spacing="normal"/>
    </style:style>
    <style:style style:name="T17" style:family="text">
      <style:text-properties fo:font-style="normal"/>
    </style:style>
    <style:style style:name="T18" style:family="text">
      <style:text-properties fo:font-weight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Times New Roman"/>
    </style:style>
    <style:style style:name="T21" style:family="text">
      <style:text-properties fo:font-size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size-asian="12pt"/>
    </style:style>
    <style:style style:name="T24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1">Meeting Log</text:p>
      <text:p text:style-name="P2">Skullduggery</text:p>
      <text:p text:style-name="P3">Greg Baker - Robert Koeninger</text:p>
      <text:p text:style-name="P3">Advisor: Prof. Wilsey</text:p>
      <text:p text:style-name="P3">Nov 5, 2009</text:p>
      <text:p text:style-name="P3">Revised: Mar 26, 2010</text:p>
      <text:h text:style-name="P51" text:outline-level="2"/>
      <text:h text:style-name="P55" text:outline-level="2">Oct 13 - 4:00 - 5:00</text:h>
      <text:p text:style-name="P8"><text:bookmark-start text:name="Oct_13_-_4%3A00_-_5%3A001"/>Location: Wilsey<text:bookmark-end text:name="Oct_13_-_4%3A00_-_5%3A001"/>'s Office </text:p>
      <text:p text:style-name="P8"><text:bookmark-start text:name="Oct_13_-_4%3A00_-_5%3A002"/>In Attendance: G. Baker, P. Wilsey <text:bookmark-end text:name="Oct_13_-_4%3A00_-_5%3A002"/></text:p>
      <text:p text:style-name="P8"><text:bookmark-start text:name="Oct_13_-_4%3A00_-_5%3A003"/>Summary: 1st meeting with Wilsey <text:bookmark-end text:name="Oct_13_-_4%3A00_-_5%3A003"/></text:p>
      <text:p text:style-name="P8"><text:bookmark-start text:name="Oct_13_-_4%3A00_-_5%3A004"/>Topics: <text:bookmark-end text:name="Oct_13_-_4%3A00_-_5%3A004"/></text:p>
      <text:list xml:id="list1959483407" text:style-name="WW8Num1">
        <text:list-item>
          <text:p text:style-name="P11"><text:bookmark-start text:name="Oct_13_-_4%3A00_-_5%3A005"/>Discussed project ideas <text:bookmark-end text:name="Oct_13_-_4%3A00_-_5%3A005"/></text:p>
        </text:list-item>
        <text:list-item>
          <text:p text:style-name="P11"><text:bookmark-start text:name="Oct_13_-_4%3A00_-_5%3A006"/>Encrypted USB <text:bookmark-end text:name="Oct_13_-_4%3A00_-_5%3A006"/></text:p>
        </text:list-item>
        <text:list-item>
          <text:p text:style-name="P11"><text:bookmark-start text:name="Oct_13_-_4%3A00_-_5%3A007"/>Google Voice by GPS <text:bookmark-end text:name="Oct_13_-_4%3A00_-_5%3A007"/></text:p>
        </text:list-item>
        <text:list-item>
          <text:p text:style-name="P20"><text:bookmark-start text:name="Oct_13_-_4%3A00_-_5%3A008"/>Encrypted cellular phone communication <text:bookmark-end text:name="Oct_13_-_4%3A00_-_5%3A008"/></text:p>
        </text:list-item>
      </text:list>
      <text:h text:style-name="P51" text:outline-level="2"><text:bookmark-start text:name="Oct_14_-_4%3A00_-_5%3A00"/>Oct 14 - 4:00 - 5:00<text:bookmark-end text:name="Oct_14_-_4%3A00_-_5%3A00"/></text:h>
      <text:p text:style-name="P8"><text:bookmark-start text:name="Oct_14_-_4%3A00_-_5%3A001"/>Location: In class <text:bookmark-end text:name="Oct_14_-_4%3A00_-_5%3A001"/></text:p>
      <text:p text:style-name="P8"><text:bookmark-start text:name="Oct_14_-_4%3A00_-_5%3A002"/>In Attendance: G. Baker, R. Koeninger <text:bookmark-end text:name="Oct_14_-_4%3A00_-_5%3A002"/></text:p>
      <text:p text:style-name="P8"><text:bookmark-start text:name="Oct_14_-_4%3A00_-_5%3A003"/>Summary: Group Formed <text:bookmark-end text:name="Oct_14_-_4%3A00_-_5%3A003"/></text:p>
      <text:list xml:id="list2059938231" text:style-name="WW8Num2">
        <text:list-item>
          <text:p text:style-name="P12"><text:bookmark-start text:name="Oct_14_-_4%3A00_-_5%3A004"/>Discussed project ideas <text:bookmark-end text:name="Oct_14_-_4%3A00_-_5%3A004"/></text:p>
        </text:list-item>
        <text:list-item>
          <text:p text:style-name="P21"><text:bookmark-start text:name="Oct_14_-_4%3A00_-_5%3A005"/>Decided on Encrypted USB <text:bookmark-end text:name="Oct_14_-_4%3A00_-_5%3A005"/></text:p>
        </text:list-item>
      </text:list>
      <text:h text:style-name="P51" text:outline-level="2"><text:bookmark-start text:name="Oct_16_-_11%3A00_-_12%3A00"/>Oct 16 - 11:00 - 12:00<text:bookmark-end text:name="Oct_16_-_11%3A00_-_12%3A00"/></text:h>
      <text:p text:style-name="P8"><text:bookmark-start text:name="Oct_16_-_11%3A00_-_12%3A001"/>Location: Baldwin Library <text:bookmark-end text:name="Oct_16_-_11%3A00_-_12%3A001"/></text:p>
      <text:p text:style-name="P8"><text:bookmark-start text:name="Oct_16_-_11%3A00_-_12%3A002"/>In Attendance: G. Baker, R. Koeninger <text:bookmark-end text:name="Oct_16_-_11%3A00_-_12%3A002"/></text:p>
      <text:p text:style-name="P8"><text:bookmark-start text:name="Oct_16_-_11%3A00_-_12%3A003"/>Summary: Assignment - Team Contract <text:bookmark-end text:name="Oct_16_-_11%3A00_-_12%3A003"/></text:p>
      <text:list xml:id="list1279056707" text:style-name="WW8Num3">
        <text:list-item>
          <text:p text:style-name="P22"><text:bookmark-start text:name="Oct_16_-_11%3A00_-_12%3A004"/>Researched Project ideas <text:bookmark-end text:name="Oct_16_-_11%3A00_-_12%3A004"/></text:p>
        </text:list-item>
      </text:list>
      <text:h text:style-name="P51" text:outline-level="2"><text:bookmark-start text:name="Oct_22_-_4%3A30_-_5%3A30"/>Oct 22 - 4:30 - 5:30<text:bookmark-end text:name="Oct_22_-_4%3A30_-_5%3A30"/></text:h>
      <text:p text:style-name="P8"><text:bookmark-start text:name="Oct_22_-_4%3A30_-_5%3A301"/>Location: Wilsey<text:bookmark-end text:name="Oct_22_-_4%3A30_-_5%3A301"/>'s Office </text:p>
      <text:p text:style-name="P8"><text:bookmark-start text:name="Oct_22_-_4%3A30_-_5%3A302"/>In Attendance: G. Baker, R. Koeninger, P. Wilsey <text:bookmark-end text:name="Oct_22_-_4%3A30_-_5%3A302"/></text:p>
      <text:p text:style-name="P8"><text:bookmark-start text:name="Oct_22_-_4%3A30_-_5%3A303"/>Summary: First meeting with Wilsey as a team <text:bookmark-end text:name="Oct_22_-_4%3A30_-_5%3A303"/></text:p>
      <text:list xml:id="list808229503" text:style-name="WW8Num4">
        <text:list-item>
          <text:p text:style-name="P23"><text:bookmark-start text:name="Oct_22_-_4%3A30_-_5%3A304"/>Discussed project ideas, idea for encrypted phone proposed, among others <text:bookmark-end text:name="Oct_22_-_4%3A30_-_5%3A304"/></text:p>
        </text:list-item>
      </text:list>
      <text:h text:style-name="P51" text:outline-level="2" text:is-list-header="true"><text:bookmark-start text:name="Oct_23_-_11%3A00_-_12%3A00"/>Oct 23 - 11:00 - 12:00<text:bookmark-end text:name="Oct_23_-_11%3A00_-_12%3A00"/></text:h>
      <text:p text:style-name="P8"><text:bookmark-start text:name="Oct_23_-_11%3A00_-_12%3A001"/>Location: Baldwin Library <text:bookmark-end text:name="Oct_23_-_11%3A00_-_12%3A001"/></text:p>
      <text:p text:style-name="P8"><text:bookmark-start text:name="Oct_23_-_11%3A00_-_12%3A002"/>In Attendance: G. Baker, R. Koeninger <text:bookmark-end text:name="Oct_23_-_11%3A00_-_12%3A002"/></text:p>
      <text:p text:style-name="P8"><text:bookmark-start text:name="Oct_23_-_11%3A00_-_12%3A003"/>Summary: Project changed to voice encryption <text:bookmark-end text:name="Oct_23_-_11%3A00_-_12%3A003"/></text:p>
      <text:list xml:id="list2081217842" text:style-name="WW8Num5">
        <text:list-item>
          <text:p text:style-name="P13"><text:bookmark-start text:name="Oct_23_-_11%3A00_-_12%3A004"/>Researched feasibility of project ideas <text:bookmark-end text:name="Oct_23_-_11%3A00_-_12%3A004"/></text:p>
        </text:list-item>
        <text:list-item>
          <text:p text:style-name="P13"><text:bookmark-start text:name="Oct_23_-_11%3A00_-_12%3A005"/><text:soft-page-break/>Decided on voice encryption as a project <text:bookmark-end text:name="Oct_23_-_11%3A00_-_12%3A005"/></text:p>
        </text:list-item>
        <text:list-item>
          <text:p text:style-name="P24"><text:bookmark-start text:name="Oct_23_-_11%3A00_-_12%3A006"/>Wrote new project description <text:bookmark-end text:name="Oct_23_-_11%3A00_-_12%3A006"/></text:p>
        </text:list-item>
      </text:list>
      <text:h text:style-name="P51" text:outline-level="2"><text:bookmark-start text:name="Oct_26_-_11%3A00_-_12%3A00"/>Oct 26 - 11:00 - 12:00<text:bookmark-end text:name="Oct_26_-_11%3A00_-_12%3A00"/></text:h>
      <text:p text:style-name="P8"><text:bookmark-start text:name="Oct_26_-_11%3A00_-_12%3A001"/>Location: Baldwin Library <text:bookmark-end text:name="Oct_26_-_11%3A00_-_12%3A001"/></text:p>
      <text:p text:style-name="P8"><text:bookmark-start text:name="Oct_26_-_11%3A00_-_12%3A002"/>In Attendance: G. Baker, R. Koeninger <text:bookmark-end text:name="Oct_26_-_11%3A00_-_12%3A002"/></text:p>
      <text:p text:style-name="P8"><text:bookmark-start text:name="Oct_26_-_11%3A00_-_12%3A003"/>Summary: Made level 0 and 1 design diagrams <text:bookmark-end text:name="Oct_26_-_11%3A00_-_12%3A003"/></text:p>
      <text:h text:style-name="P51" text:outline-level="2"><text:bookmark-start text:name="Oct_29_-_4%3A00_-_4%3A15"/>Oct 29 - 4:00 - 4:15<text:bookmark-end text:name="Oct_29_-_4%3A00_-_4%3A15"/></text:h>
      <text:p text:style-name="P8"><text:bookmark-start text:name="Oct_29_-_4%3A00_-_4%3A151"/>Location: Baldwin Library <text:bookmark-end text:name="Oct_29_-_4%3A00_-_4%3A151"/></text:p>
      <text:p text:style-name="P8"><text:bookmark-start text:name="Oct_29_-_4%3A00_-_4%3A152"/>In Attendance: G. Baker, R. Koeninger <text:bookmark-end text:name="Oct_29_-_4%3A00_-_4%3A152"/></text:p>
      <text:p text:style-name="P8"><text:bookmark-start text:name="Oct_29_-_4%3A00_-_4%3A153"/>Summary: Set up Android development environment, tried Hello, World! app <text:bookmark-end text:name="Oct_29_-_4%3A00_-_4%3A153"/></text:p>
      <text:h text:style-name="P51" text:outline-level="2" text:is-list-header="true"><text:bookmark-start text:name="Oct_29_-_4%3A15_-_5%3A00"/>Oct 29 - 4:15 - 5:00<text:bookmark-end text:name="Oct_29_-_4%3A15_-_5%3A00"/></text:h>
      <text:p text:style-name="P8"><text:bookmark-start text:name="Oct_29_-_4%3A15_-_5%3A001"/>Location: Wilsey<text:bookmark-end text:name="Oct_29_-_4%3A15_-_5%3A001"/>'s Office </text:p>
      <text:p text:style-name="P8"><text:bookmark-start text:name="Oct_29_-_4%3A15_-_5%3A002"/>In Attendance: G. Baker, R. Koeninger, P. Wilsey <text:bookmark-end text:name="Oct_29_-_4%3A15_-_5%3A002"/></text:p>
      <text:p text:style-name="P8"><text:bookmark-start text:name="Oct_29_-_4%3A15_-_5%3A003"/>Summary: Development plan Talked about development plan <text:bookmark-end text:name="Oct_29_-_4%3A15_-_5%3A003"/></text:p>
      <text:p text:style-name="P8"><text:bookmark-start text:name="Oct_29_-_4%3A15_-_5%3A004"/>Discussed: <text:bookmark-end text:name="Oct_29_-_4%3A15_-_5%3A004"/></text:p>
      <text:list xml:id="list1102096930" text:style-name="WW8Num6">
        <text:list-item>
          <text:p text:style-name="P14"><text:bookmark-start text:name="Oct_29_-_4%3A15_-_5%3A005"/>Project change (To Encrypted voice) <text:bookmark-end text:name="Oct_29_-_4%3A15_-_5%3A005"/></text:p>
        </text:list-item>
        <text:list-item>
          <text:p text:style-name="P14"><text:bookmark-start text:name="Oct_29_-_4%3A15_-_5%3A006"/>Source control <text:bookmark-end text:name="Oct_29_-_4%3A15_-_5%3A006"/></text:p>
        </text:list-item>
        <text:list-item>
          <text:p text:style-name="P14"><text:bookmark-start text:name="Oct_29_-_4%3A15_-_5%3A007"/>Test-first design <text:bookmark-end text:name="Oct_29_-_4%3A15_-_5%3A007"/></text:p>
        </text:list-item>
        <text:list-item>
          <text:p text:style-name="P25"><text:bookmark-start text:name="Oct_29_-_4%3A15_-_5%3A008"/>Design goals <text:bookmark-end text:name="Oct_29_-_4%3A15_-_5%3A008"/></text:p>
        </text:list-item>
      </text:list>
      <text:h text:style-name="P51" text:outline-level="2"><text:bookmark-start text:name="Nov_02_-_11%3A00_-_12%3A30"/>Nov 02 - 11:00 - 12:30<text:bookmark-end text:name="Nov_02_-_11%3A00_-_12%3A30"/></text:h>
      <text:p text:style-name="P8"><text:bookmark-start text:name="Nov_02_-_11%3A00_-_12%3A301"/>Location: Baldwin Library <text:bookmark-end text:name="Nov_02_-_11%3A00_-_12%3A301"/></text:p>
      <text:p text:style-name="P8"><text:bookmark-start text:name="Nov_02_-_11%3A00_-_12%3A302"/>In Attendance: G. Baker, R. Koeninger <text:bookmark-end text:name="Nov_02_-_11%3A00_-_12%3A302"/></text:p>
      <text:p text:style-name="P8"><text:bookmark-start text:name="Nov_02_-_11%3A00_-_12%3A303"/>Summary: Revised Level 0,1 diagrams, made Level 2 diagram <text:bookmark-end text:name="Nov_02_-_11%3A00_-_12%3A303"/></text:p>
      <text:h text:style-name="P51" text:outline-level="2"><text:bookmark-start text:name="Nov_04_-_11%3A00_-_12%3A30"/>Nov 04 - 11:00 - 12:30<text:bookmark-end text:name="Nov_04_-_11%3A00_-_12%3A30"/></text:h>
      <text:p text:style-name="P8"><text:bookmark-start text:name="Nov_04_-_11%3A00_-_12%3A301"/>Location: Baldwin Library <text:bookmark-end text:name="Nov_04_-_11%3A00_-_12%3A301"/></text:p>
      <text:p text:style-name="P8"><text:bookmark-start text:name="Nov_04_-_11%3A00_-_12%3A302"/>In Attendance: G. Baker, R. Koeninger <text:bookmark-end text:name="Nov_04_-_11%3A00_-_12%3A302"/></text:p>
      <text:p text:style-name="P8"><text:bookmark-start text:name="Nov_04_-_11%3A00_-_12%3A303"/>Summary: Worked on assignments <text:bookmark-end text:name="Nov_04_-_11%3A00_-_12%3A303"/></text:p>
      <text:list xml:id="list1181694510" text:style-name="WW8Num7">
        <text:list-item>
          <text:p text:style-name="P15"><text:bookmark-start text:name="Nov_04_-_11%3A00_-_12%3A304"/>Worked on Project notebook <text:bookmark-end text:name="Nov_04_-_11%3A00_-_12%3A304"/></text:p>
        </text:list-item>
        <text:list-item>
          <text:p text:style-name="P26"><text:bookmark-start text:name="Nov_04_-_11%3A00_-_12%3A305"/>Worked on Task List <text:bookmark-end text:name="Nov_04_-_11%3A00_-_12%3A305"/></text:p>
        </text:list-item>
      </text:list>
      <text:h text:style-name="P51" text:outline-level="2"><text:soft-page-break/>Nov 04 - 4:00 - 5:00</text:h>
      <text:p text:style-name="P8"><text:bookmark-start text:name="Nov_04_-_4%3A00_-_5%3A001"/>Location: In Class <text:bookmark-end text:name="Nov_04_-_4%3A00_-_5%3A001"/></text:p>
      <text:p text:style-name="P8"><text:bookmark-start text:name="Nov_04_-_4%3A00_-_5%3A002"/>In Attendance: G. Baker., R. Koeninger <text:bookmark-end text:name="Nov_04_-_4%3A00_-_5%3A002"/></text:p>
      <text:p text:style-name="P8"><text:bookmark-start text:name="Nov_04_-_4%3A00_-_5%3A003"/>Summary: Worked on en-wikiing project documentation <text:bookmark-end text:name="Nov_04_-_4%3A00_-_5%3A003"/></text:p>
      <text:h text:style-name="P51" text:outline-level="2"><text:bookmark-start text:name="Nov_05_-_4%3A00_-_4%3A30"/>Nov 05 - 4:00 - 4:30<text:bookmark-end text:name="Nov_05_-_4%3A00_-_4%3A30"/></text:h>
      <text:p text:style-name="P8"><text:bookmark-start text:name="Nov_05_-_4%3A00_-_4%3A301"/>Location: Baldwin Library <text:bookmark-end text:name="Nov_05_-_4%3A00_-_4%3A301"/></text:p>
      <text:p text:style-name="P8"><text:bookmark-start text:name="Nov_05_-_4%3A00_-_4%3A302"/>In Attendance: G. Baker, R. Koeninger <text:bookmark-end text:name="Nov_05_-_4%3A00_-_4%3A302"/></text:p>
      <text:p text:style-name="P8"><text:bookmark-start text:name="Nov_05_-_4%3A00_-_4%3A303"/>Summary: Worked on user story <text:bookmark-end text:name="Nov_05_-_4%3A00_-_4%3A303"/></text:p>
      <text:list xml:id="list1805052370" text:style-name="WW8Num8">
        <text:list-item>
          <text:p text:style-name="P16"><text:bookmark-start text:name="Nov_05_-_4%3A00_-_4%3A304"/>Worked out details of how it would work <text:bookmark-end text:name="Nov_05_-_4%3A00_-_4%3A304"/></text:p>
        </text:list-item>
        <text:list-item>
          <text:p text:style-name="P16"><text:bookmark-start text:name="Nov_05_-_4%3A00_-_4%3A305"/>Decided on transparent call interface <text:bookmark-end text:name="Nov_05_-_4%3A00_-_4%3A305"/></text:p>
        </text:list-item>
        <text:list-item>
          <text:p text:style-name="P16"><text:bookmark-start text:name="Nov_05_-_4%3A00_-_4%3A306"/>May require patching of OS, Phone modules, etc <text:bookmark-end text:name="Nov_05_-_4%3A00_-_4%3A306"/></text:p>
        </text:list-item>
        <text:list-item>
          <text:p text:style-name="P16"><text:bookmark-start text:name="Nov_05_-_4%3A00_-_4%3A307"/>Should not be separate app <text:bookmark-end text:name="Nov_05_-_4%3A00_-_4%3A307"/></text:p>
        </text:list-item>
        <text:list-item>
          <text:p text:style-name="P16"><text:bookmark-start text:name="Nov_05_-_4%3A00_-_4%3A308"/>TLS would be likely be ideal encryption method <text:bookmark-end text:name="Nov_05_-_4%3A00_-_4%3A308"/></text:p>
        </text:list-item>
        <text:list-item>
          <text:p text:style-name="P16"><text:bookmark-start text:name="Nov_05_-_4%3A00_-_4%3A309"/>Warnings of non-encrypted calls should not interrupt call <text:bookmark-end text:name="Nov_05_-_4%3A00_-_4%3A309"/></text:p>
        </text:list-item>
        <text:list-item>
          <text:p text:style-name="P27"><text:bookmark-start text:name="Nov_05_-_4%3A00_-_4%3A3010"/>Ran into several design questions - retry encryption, failed encryption, etc. <text:bookmark-end text:name="Nov_05_-_4%3A00_-_4%3A3010"/></text:p>
        </text:list-item>
      </text:list>
      <text:h text:style-name="P51" text:outline-level="2"><text:bookmark-start text:name="Nov_05_-_4%3A30_-_5%3A00"/>Nov 05 - 4:30 - 5:00<text:bookmark-end text:name="Nov_05_-_4%3A30_-_5%3A00"/></text:h>
      <text:p text:style-name="P8"><text:bookmark-start text:name="Nov_05_-_4%3A30_-_5%3A001"/>Location: Wilsey<text:bookmark-end text:name="Nov_05_-_4%3A30_-_5%3A001"/>'s Office </text:p>
      <text:p text:style-name="P8"><text:bookmark-start text:name="Nov_05_-_4%3A30_-_5%3A002"/>In Attendance: G. Baker, R. Koeninger, P. Wilsey <text:bookmark-end text:name="Nov_05_-_4%3A30_-_5%3A002"/></text:p>
      <text:p text:style-name="P8"><text:bookmark-start text:name="Nov_05_-_4%3A30_-_5%3A003"/>Summary: Evaluated design decisions, thought of a few new design questions, talked about cryptosystems <text:bookmark-end text:name="Nov_05_-_4%3A30_-_5%3A003"/></text:p>
      <text:h text:style-name="P51" text:outline-level="2"><text:bookmark-start text:name="Nov_13_-_11%3A00_-_12%3A30"/>Nov 13 - 11:00 - 12:30<text:bookmark-end text:name="Nov_13_-_11%3A00_-_12%3A30"/></text:h>
      <text:p text:style-name="P8"><text:bookmark-start text:name="Nov_13_-_11%3A00_-_12%3A301"/>Location: Baldwin Library <text:bookmark-end text:name="Nov_13_-_11%3A00_-_12%3A301"/></text:p>
      <text:p text:style-name="P8"><text:bookmark-start text:name="Nov_13_-_11%3A00_-_12%3A302"/>In Attendance: G. Baker, R. Koeninger <text:bookmark-end text:name="Nov_13_-_11%3A00_-_12%3A302"/></text:p>
      <text:p text:style-name="P8"><text:bookmark-start text:name="Nov_13_-_11%3A00_-_12%3A303"/>Summary: Worked on Task List, Time line, Effort Matrix <text:bookmark-end text:name="Nov_13_-_11%3A00_-_12%3A303"/></text:p>
      <text:h text:style-name="P51" text:outline-level="2"><text:bookmark-start text:name="Nov_17_-_4%3A00_-_5%3A00"/>Nov 17 - 4:00 - 5:00<text:bookmark-end text:name="Nov_17_-_4%3A00_-_5%3A00"/></text:h>
      <text:p text:style-name="P8"><text:bookmark-start text:name="Nov_17_-_4%3A00_-_5%3A001"/>Location: Wilsey<text:bookmark-end text:name="Nov_17_-_4%3A00_-_5%3A001"/>'s Office </text:p>
      <text:p text:style-name="P8"><text:bookmark-start text:name="Nov_17_-_4%3A00_-_5%3A002"/>In Attendance: G. Baker, R. Koeninger, P. Wilsey <text:bookmark-end text:name="Nov_17_-_4%3A00_-_5%3A002"/></text:p>
      <text:p text:style-name="P8"><text:bookmark-start text:name="Nov_17_-_4%3A00_-_5%3A003"/>Summary: Talked about ability to access voice data, possible locations in code to modify, progress in locating them. <text:bookmark-end text:name="Nov_17_-_4%3A00_-_5%3A003"/></text:p>
      <text:h text:style-name="P51" text:outline-level="2"><text:bookmark-start text:name="Nov_19_-_4%3A00_-_4%3A15"/>Nov 19 - 4:00 - 4:15<text:bookmark-end text:name="Nov_19_-_4%3A00_-_4%3A15"/></text:h>
      <text:p text:style-name="P8"><text:bookmark-start text:name="Nov_19_-_4%3A00_-_4%3A151"/>Location: Wilsey<text:bookmark-end text:name="Nov_19_-_4%3A00_-_4%3A151"/>'s Office </text:p>
      <text:p text:style-name="P8"><text:bookmark-start text:name="Nov_19_-_4%3A00_-_4%3A152"/><text:soft-page-break/>In Attendance: G. Baker, R. Koeninger, P. Wilsey <text:bookmark-end text:name="Nov_19_-_4%3A00_-_4%3A152"/></text:p>
      <text:p text:style-name="P8"><text:bookmark-start text:name="Nov_19_-_4%3A00_-_4%3A153"/>Summary: Talked about ability to access voice data, <text:bookmark-end text:name="Nov_19_-_4%3A00_-_4%3A153"/></text:p>
      <text:list xml:id="list1518840651" text:style-name="WW8Num9">
        <text:list-item>
          <text:p text:style-name="P17"><text:bookmark-start text:name="Nov_19_-_4%3A00_-_4%3A154"/>Possible that we will need to use the RIL (Radio Interface Layer) <text:bookmark-end text:name="Nov_19_-_4%3A00_-_4%3A154"/></text:p>
        </text:list-item>
        <text:list-item>
          <text:p text:style-name="P28"><text:bookmark-start text:name="Nov_19_-_4%3A00_-_4%3A155"/>Probably accessible only by C code - Probably inaccessible from Java. <text:bookmark-end text:name="Nov_19_-_4%3A00_-_4%3A155"/></text:p>
        </text:list-item>
      </text:list>
      <text:h text:style-name="P51" text:outline-level="2"><text:bookmark-start text:name="Nov_20_-_11%3A00_-_12%3A00"/>Nov 20 - 11:00 - 12:00<text:bookmark-end text:name="Nov_20_-_11%3A00_-_12%3A00"/></text:h>
      <text:p text:style-name="P8"><text:bookmark-start text:name="Nov_20_-_11%3A00_-_12%3A001"/>Location: Baldwin Library <text:bookmark-end text:name="Nov_20_-_11%3A00_-_12%3A001"/></text:p>
      <text:p text:style-name="P8"><text:bookmark-start text:name="Nov_20_-_11%3A00_-_12%3A002"/>In Attendance <text:bookmark-end text:name="Nov_20_-_11%3A00_-_12%3A002"/></text:p>
      <text:p text:style-name="P8"><text:bookmark-start text:name="Nov_20_-_11%3A00_-_12%3A003"/>Summary: Worked on System Requirements, Technical Specifications <text:bookmark-end text:name="Nov_20_-_11%3A00_-_12%3A003"/></text:p>
      <text:h text:style-name="P51" text:outline-level="2"><text:bookmark-start text:name="Nov_21_-_11%3A00_-_11%3A10"/>Nov 21 - 11:00 - 11:10<text:bookmark-end text:name="Nov_21_-_11%3A00_-_11%3A10"/></text:h>
      <text:p text:style-name="P8"><text:bookmark-start text:name="Nov_21_-_11%3A00_-_11%3A101"/>Location: Baldwin Library <text:bookmark-end text:name="Nov_21_-_11%3A00_-_11%3A101"/></text:p>
      <text:p text:style-name="P8"><text:bookmark-start text:name="Nov_21_-_11%3A00_-_11%3A102"/>In Attendance: G. Baker, R. Koeninger <text:bookmark-end text:name="Nov_21_-_11%3A00_-_11%3A102"/></text:p>
      <text:p text:style-name="P8"><text:bookmark-start text:name="Nov_21_-_11%3A00_-_11%3A103"/>Summary: Decided not to meet before thanksgiving break. <text:bookmark-end text:name="Nov_21_-_11%3A00_-_11%3A103"/></text:p>
      <text:h text:style-name="P51" text:outline-level="2"><text:bookmark-start text:name="Dec_03_-_3%3A30_-_4%3A15"/>Dec 03 - 3:30 - 4:15<text:bookmark-end text:name="Dec_03_-_3%3A30_-_4%3A15"/></text:h>
      <text:p text:style-name="P8"><text:bookmark-start text:name="Dec_03_-_3%3A30_-_4%3A151"/>Location: Wilsey<text:bookmark-end text:name="Dec_03_-_3%3A30_-_4%3A151"/>'s Office </text:p>
      <text:p text:style-name="P8"><text:bookmark-start text:name="Dec_03_-_3%3A30_-_4%3A152"/>In Attendance: G. Baker, R. Koeninger, P. Wilsey <text:bookmark-end text:name="Dec_03_-_3%3A30_-_4%3A152"/></text:p>
      <text:p text:style-name="P8"><text:bookmark-start text:name="Dec_03_-_3%3A30_-_4%3A153"/>Summary: Updated Wilsey on project status <text:bookmark-end text:name="Dec_03_-_3%3A30_-_4%3A153"/></text:p>
      <text:list xml:id="list284796031" text:style-name="WW8Num10">
        <text:list-item>
          <text:p text:style-name="P18"><text:bookmark-start text:name="Dec_03_-_3%3A30_-_4%3A154"/>Suggested use of Android Dev Phone <text:bookmark-end text:name="Dec_03_-_3%3A30_-_4%3A154"/></text:p>
        </text:list-item>
        <text:list-item>
          <text:p text:style-name="P18"><text:bookmark-start text:name="Dec_03_-_3%3A30_-_4%3A155"/>Took suggestion of other possible phones <text:bookmark-end text:name="Dec_03_-_3%3A30_-_4%3A155"/></text:p>
        </text:list-item>
        <text:list-item>
          <text:p text:style-name="P29"><text:bookmark-start text:name="Dec_03_-_3%3A30_-_4%3A156"/>Talked about RIL (Radio Interface Layer), potential for use in voice data <text:bookmark-end text:name="Dec_03_-_3%3A30_-_4%3A156"/></text:p>
        </text:list-item>
      </text:list>
      <text:h text:style-name="P51" text:outline-level="2"><text:bookmark-start text:name="Dec_04_-_11%3A00_-_3%3A00"/>Dec 04 - 11:00 - 3:00<text:bookmark-end text:name="Dec_04_-_11%3A00_-_3%3A00"/></text:h>
      <text:p text:style-name="P8"><text:bookmark-start text:name="Dec_04_-_11%3A00_-_3%3A001"/>Location: Baldwin Library <text:bookmark-end text:name="Dec_04_-_11%3A00_-_3%3A001"/></text:p>
      <text:p text:style-name="P8"><text:bookmark-start text:name="Dec_04_-_11%3A00_-_3%3A002"/>In Attendance: G. Baker, R. Koeninger <text:bookmark-end text:name="Dec_04_-_11%3A00_-_3%3A002"/></text:p>
      <text:p text:style-name="P8"><text:bookmark-start text:name="Dec_04_-_11%3A00_-_3%3A003"/>Summary: Worked on Design Report, Project Notebook <text:bookmark-end text:name="Dec_04_-_11%3A00_-_3%3A003"/></text:p>
      <text:list xml:id="list1952597889" text:style-name="WW8Num11">
        <text:list-item>
          <text:p text:style-name="P19"><text:bookmark-start text:name="Dec_04_-_11%3A00_-_3%3A004"/>Revised Meeting Log <text:bookmark-end text:name="Dec_04_-_11%3A00_-_3%3A004"/></text:p>
        </text:list-item>
        <text:list-item>
          <text:p text:style-name="P19"><text:bookmark-start text:name="Dec_04_-_11%3A00_-_3%3A005"/>Revised Statement of ABET concerns <text:bookmark-end text:name="Dec_04_-_11%3A00_-_3%3A005"/></text:p>
        </text:list-item>
        <text:list-item>
          <text:p text:style-name="P19"><text:bookmark-start text:name="Dec_04_-_11%3A00_-_3%3A006"/>Revised Design Diagrams <text:bookmark-end text:name="Dec_04_-_11%3A00_-_3%3A006"/></text:p>
        </text:list-item>
        <text:list-item>
          <text:p text:style-name="P19"><text:bookmark-start text:name="Dec_04_-_11%3A00_-_3%3A007"/>Revised Project Contract <text:bookmark-end text:name="Dec_04_-_11%3A00_-_3%3A007"/></text:p>
        </text:list-item>
        <text:list-item>
          <text:p text:style-name="P19"><text:bookmark-start text:name="Dec_04_-_11%3A00_-_3%3A008"/>Revised Project Description <text:bookmark-end text:name="Dec_04_-_11%3A00_-_3%3A008"/></text:p>
        </text:list-item>
        <text:list-item>
          <text:p text:style-name="P19"><text:bookmark-start text:name="Dec_04_-_11%3A00_-_3%3A009"/>Revised Task List <text:bookmark-end text:name="Dec_04_-_11%3A00_-_3%3A009"/></text:p>
        </text:list-item>
        <text:list-item>
          <text:p text:style-name="P19"><text:bookmark-start text:name="Dec_04_-_11%3A00_-_3%3A0010"/>Revised Technical Specs/Stds <text:bookmark-end text:name="Dec_04_-_11%3A00_-_3%3A0010"/></text:p>
        </text:list-item>
        <text:list-item>
          <text:p text:style-name="P19"><text:bookmark-start text:name="Dec_04_-_11%3A00_-_3%3A0011"/>Created Design Report <text:bookmark-end text:name="Dec_04_-_11%3A00_-_3%3A0011"/></text:p>
        </text:list-item>
        <text:list-item>
          <text:p text:style-name="P30"><text:bookmark-start text:name="Dec_04_-_11%3A00_-_3%3A0012"/>Revised Project Notebook <text:bookmark-end text:name="Dec_04_-_11%3A00_-_3%3A0012"/></text:p>
        </text:list-item>
      </text:list>
      <text:h text:style-name="P49" text:outline-level="2"><text:bookmark text:name="Jan_13_-_11:00_-_12:00"/><text:soft-page-break/>Jan 13 - 11:00 - 12:00</text:h>
      <text:p text:style-name="P5"><text:bookmark text:name="Jan_13_-_11:00_-_12:001"/>Location: Baldwin Library</text:p>
      <text:p text:style-name="P5">In Attendance: G. Baker, R. Koeninger</text:p>
      <text:p text:style-name="P5">Summary: Worked on UI design document</text:p>
      <text:list xml:id="list264198298" text:style-name="L1">
        <text:list-item>
          <text:p text:style-name="P31">Discussed work for the quarter, work division for the quarter.</text:p>
        </text:list-item>
      </text:list>
      <text:h text:style-name="P52" text:outline-level="2"><text:bookmark text:name="Jan_20_-_11:00_-_12:00"/>Jan 20 - 11:00 - 12:00</text:h>
      <text:p text:style-name="P5"><text:bookmark text:name="Jan_20_-_11:00_-_12:001"/>Location: Baldwin Library</text:p>
      <text:p text:style-name="P5">In Attendance: G. Baker, R. Koeninger</text:p>
      <text:p text:style-name="P5">Summary: Worked on project presentation</text:p>
      <text:h text:style-name="P52" text:outline-level="2"><text:bookmark text:name="Jan_20_-_3:00_-_4:00"/>Jan 20 - 3:00 - 4:00</text:h>
      <text:p text:style-name="P5"><text:bookmark text:name="Jan_20_-_3:00_-_4:001"/>Location: Baldwin Library</text:p>
      <text:p text:style-name="P5">In Attendance: G. Baker, R. Koeninger</text:p>
      <text:p text:style-name="P5">Summary: Worked on project presentation</text:p>
      <text:h text:style-name="P52" text:outline-level="2"><text:bookmark text:name="Jan_27_-_3:00_-_3:50"/>Jan 27 - 3:00 - 3:50</text:h>
      <text:p text:style-name="P5"><text:bookmark text:name="Jan_27_-_3:00_-_3:501"/>Location: Baldwin Library</text:p>
      <text:p text:style-name="P5">In Attendance: G. Baker, R. Koeninger</text:p>
      <text:p text:style-name="P5">Summary: Worked on Project Notebook</text:p>
      <text:h text:style-name="P52" text:outline-level="2"><text:bookmark text:name="Feb_17_-_11:00_-_1:00"/>Feb 17 - 11:00 - 1:00</text:h>
      <text:p text:style-name="P5"><text:bookmark text:name="Feb_17_-_11:00_-_1:001"/>Location: Baldwin Library</text:p>
      <text:p text:style-name="P5">In Attendance: G. Baker, R. Koeninger</text:p>
      <text:p text:style-name="P5">Summary:</text:p>
      <text:list xml:id="list1239421412" text:style-name="L2">
        <text:list-item>
          <text:p text:style-name="P40">Worked on Test Plan</text:p>
        </text:list-item>
        <text:list-item>
          <text:p text:style-name="P40">Discussed project heading (nowhere)</text:p>
        </text:list-item>
        <text:list-item>
          <text:p text:style-name="P40">Discussed potential solutions.</text:p>
          <text:list>
            <text:list-item>
              <text:p text:style-name="P40">Project modification</text:p>
            </text:list-item>
            <text:list-item>
              <text:p text:style-name="P40">Problems with acquiring information</text:p>
            </text:list-item>
          </text:list>
        </text:list-item>
        <text:list-item>
          <text:p text:style-name="P32">Discussed what we'd be talking with Wilsey about - Things to work on</text:p>
        </text:list-item>
      </text:list>
      <text:h text:style-name="P52" text:outline-level="2"><text:bookmark text:name="Feb_25_-_2:00_-_2:30"/>Feb 25 - 2:00 - 2:30</text:h>
      <text:p text:style-name="P5"><text:bookmark text:name="Feb_25_-_2:00_-_2:301"/>Location: Baldwin Library</text:p>
      <text:p text:style-name="P5">In Attendance: G. Baker, R. Koeninger</text:p>
      <text:p text:style-name="P5"><text:soft-page-break/>Summary: Worked on drumming up some results</text:p>
      <text:h text:style-name="P53" text:outline-level="2"><text:bookmark text:name="Feb_25_-_2:30_-_3:00"/>Feb 25 - 2:30 - 3:00</text:h>
      <text:p text:style-name="P5"><text:bookmark text:name="Feb_25_-_2:30_-_3:001"/>Location: Wilsey's Office</text:p>
      <text:p text:style-name="P5">In Attendance: G. Baker, R. Koeninger, P. Wilsey</text:p>
      <text:p text:style-name="P5">Summary: Set a deadline for getting results (3/4/2010)</text:p>
      <text:list xml:id="list486736685" text:style-name="L3">
        <text:list-item>
          <text:p text:style-name="P41">Discussed debugging strategies for working on a different angle</text:p>
        </text:list-item>
        <text:list-item>
          <text:p text:style-name="P33">Should consider a project change if we're still against a wall afterwards.</text:p>
        </text:list-item>
      </text:list>
      <text:h text:style-name="P52" text:outline-level="2"><text:bookmark text:name="March_1_-_11:00_-_12:00"/>March 1 - 11:00 - 12:00</text:h>
      <text:p text:style-name="P5"><text:bookmark text:name="March_1_-_11:00_-_12:001"/>Location: Baldwin Library In Attendance: G. Baker, R. Koeninger</text:p>
      <text:p text:style-name="P5">Summary:</text:p>
      <text:list xml:id="list2023208882" text:style-name="L4">
        <text:list-item>
          <text:p text:style-name="P42">Discussed results of independent research.</text:p>
        </text:list-item>
        <text:list-item>
          <text:p text:style-name="P42">Divided work among Project Notebook, etc. due Wednesday, March 3.</text:p>
        </text:list-item>
        <text:list-item>
          <text:p text:style-name="P42">Robert: Design Report</text:p>
        </text:list-item>
        <text:list-item>
          <text:p text:style-name="P34">Greg : Project Notebook</text:p>
        </text:list-item>
      </text:list>
      <text:h text:style-name="P50" text:outline-level="2"><text:bookmark text:name="March_11_-_11:00_-_12:00"/>March 11 - 11:00 - 12:00</text:h>
      <text:p text:style-name="P6"><text:bookmark text:name="March_11_-_11:00_-_12:001"/>Location<text:span text:style-name="T22">: Baldwin Library In Attendance: G. Baker, R. Koeninger</text:span></text:p>
      <text:p text:style-name="P5">Summary:</text:p>
      <text:list xml:id="list1198749125" text:style-name="L5">
        <text:list-item>
          <text:p text:style-name="P43"><text:bookmark text:name="March_11_-_11:00_-_12:002"/>Hashed out structure of program</text:p>
        </text:list-item>
        <text:list-item>
          <text:p text:style-name="P43">4 major parts:</text:p>
          <text:list>
            <text:list-item>
              <text:p text:style-name="P43">Accept Thread</text:p>
            </text:list-item>
            <text:list-item>
              <text:p text:style-name="P43">Call Thread</text:p>
            </text:list-item>
            <text:list-item>
              <text:p text:style-name="P43">Listen Thread</text:p>
            </text:list-item>
            <text:list-item>
              <text:p text:style-name="P43">Talk Thread</text:p>
            </text:list-item>
          </text:list>
        </text:list-item>
        <text:list-item>
          <text:p text:style-name="P43">Each corresponds to a state in the phone process</text:p>
        </text:list-item>
        <text:list-item>
          <text:p text:style-name="P43">Talk/Listen threads run simultaneously</text:p>
        </text:list-item>
        <text:list-item>
          <text:p text:style-name="P38"><text:bookmark text:name="March_11_-_11:00_-_12:003"/><text:span text:style-name="T6">Modeled on BlueToothChatService</text:span><text:a xlink:type="simple" xlink:href="/p/skullduggery/w/edit/BlueToothChatService"><text:span text:style-name="T12">?</text:span></text:a><text:span text:style-name="T6"> example given by Google</text:span></text:p>
        </text:list-item>
      </text:list>
      <text:p text:style-name="P5">Work Division:</text:p>
      <text:h text:style-name="P56" text:outline-level="3"><text:bookmark text:name="Greg"/>Greg</text:h>
      <text:list xml:id="list1038257705" text:style-name="L6">
        <text:list-item>
          <text:p text:style-name="P44"><text:bookmark text:name="Greg1"/>Explore transmission of data</text:p>
        </text:list-item>
        <text:list-item>
          <text:p text:style-name="P35">Just Text for now</text:p>
        </text:list-item>
      </text:list>
      <text:h text:style-name="P56" text:outline-level="3"><text:bookmark text:name="Robert"/>Robert</text:h>
      <text:list xml:id="list576715447" text:style-name="L7">
        <text:list-item>
          <text:p text:style-name="P45"><text:bookmark text:name="Robert1"/>Explore UI</text:p>
        </text:list-item>
        <text:list-item>
          <text:p text:style-name="P36">Explore Switching Station</text:p>
        </text:list-item>
      </text:list>
      <text:h text:style-name="P54" text:outline-level="2"><text:bookmark text:name="March_16_-_1:00_-_2:00"/><text:soft-page-break/>March 16 - 1:00 - 2:00</text:h>
      <text:p text:style-name="P5"><text:bookmark text:name="March_16_-_1:00_-_2:001"/>Location: Baldwin Library In Attendance: G. Baker, R. Koeninger</text:p>
      <text:p text:style-name="P5">Progress Meeting Summary: Greg worked on remaining bits of data transmission Robert worked on reorganizing projects to a consistent set of locations in SVN</text:p>
      <text:h text:style-name="P54" text:outline-level="2"><text:bookmark text:name="March_18_-_1:00_-_2:00"/>March 18 - 1:00 - 2:00</text:h>
      <text:p text:style-name="P5"><text:bookmark text:name="March_18_-_1:00_-_2:001"/>Location: Baldwin Library In Attendance: G. Baker, R. Koeninger</text:p>
      <text:p text:style-name="P5">Summary: Assignment of work for the next week</text:p>
      <text:h text:style-name="P54" text:outline-level="2"><text:bookmark text:name="March_18_-_2:00_-_3:00"/>March 18 - 2:00 - 3:00</text:h>
      <text:p text:style-name="P5"><text:bookmark text:name="March_18_-_2:00_-_3:001"/>Location: Wilsey's Office In Attendance: G. Baker, R. Koeninger, Dr. Wilsey</text:p>
      <text:p text:style-name="P5">Summary: Updated Wilsey on work progress, work plans.</text:p>
      <text:h text:style-name="P54" text:outline-level="2"><text:bookmark text:name="March_23_-_1:00_-_3:00"/>March 23 - 1:00 - 3:00</text:h>
      <text:p text:style-name="P5"><text:bookmark text:name="March_23_-_1:00_-_3:001"/>Location: Baldwin Library In Attendance: G. Baker, R. Koeninger Progress Meeting</text:p>
      <text:p text:style-name="P5">Summary: Not much work got done; Branching project overhead probably the cause.</text:p>
      <text:h text:style-name="P54" text:outline-level="2"><text:bookmark text:name="March_25_-_1:00_-_3:00"/>March 25 - 1:00 - 3:00</text:h>
      <text:p text:style-name="P5"><text:bookmark text:name="March_25_-_1:00_-_3:001"/>Location: Baldwin Library In Attendance: G. Baker, R. Koeninger</text:p>
      <text:p text:style-name="P5">Summary: Merged projects from separate branches (Model from previous wasn't working) Experimentation: Update would update old code with new changes, keeping non-conflicting bits together. Result: New working paradigm. svn update -&gt; svn commit, replacing branch/merge Work Assignments:</text:p>
      <text:h text:style-name="P56" text:outline-level="3"><text:bookmark text:name="Greg2"/>Greg</text:h>
      <text:p text:style-name="P5"><text:bookmark text:name="Greg3"/>Work on audio system - Record from mic, Send to speaker</text:p>
      <text:h text:style-name="P56" text:outline-level="3"><text:bookmark text:name="Robert2"/>Robert</text:h>
      <text:p text:style-name="P5"><text:bookmark text:name="Robert3"/>Work on merge of code - Keep working on Switch Station, etc</text:p>
      <text:h text:style-name="P54" text:outline-level="2"><text:bookmark text:name="March_25_-_3:00_-_4:00"/>March 25 - 3:00 - 4:00</text:h>
      <text:p text:style-name="P5"><text:bookmark text:name="March_25_-_3:00_-_4:001"/>Location: Wilsey's Office In Attendance: G. Baker, R. Koeninger, P. Wilsey</text:p>
      <text:p text:style-name="P5">Summary: Updated Prof. Wilsey on progress. Suggestion: Explore Speex, etc.</text:p>
      <text:h text:style-name="P54" text:outline-level="2"><text:bookmark text:name="March_30__-_12:30_-_2:00"/>March 30 - 12:30 - 2:00</text:h>
      <text:p text:style-name="P5"><text:bookmark text:name="March_30__-_12:30_-_2:001"/>Location: Baldwin Library In Attendance: G. Baker, R. Koeninger Progress Meeting</text:p>
      <text:p text:style-name="P5">Summary: Stamped out crash bugs, audio system no longer crash on boot (UI issue)</text:p>
      <text:p text:style-name="P5">Work Assignments:</text:p>
      <text:h text:style-name="P56" text:outline-level="3"><text:bookmark text:name="Greg4"/><text:soft-page-break/>Greg</text:h>
      <text:p text:style-name="P5"><text:bookmark text:name="Greg5"/>Work on audio system (Polish server, etc. Test)</text:p>
      <text:h text:style-name="P56" text:outline-level="3"><text:bookmark text:name="Robert4"/>Robert</text:h>
      <text:p text:style-name="P5"><text:bookmark text:name="Robert5"/>Test voice compression algorithm; Speex, etc. Evaluate for time</text:p>
      <text:h text:style-name="P54" text:outline-level="2"><text:bookmark text:name="April_1__-_12:00_-_2:00"/>April 1 - 12:00 - 2:00</text:h>
      <text:p text:style-name="P5"><text:bookmark text:name="April_1__-_12:00_-_2:001"/>Location: Baldwin Library In Attendance: G. Baker, R. Koeninger</text:p>
      <text:p text:style-name="P5">Summary: Audio system polishing, Continued testing of Speex (Doesn't look like it'll work) Assigned Work:</text:p>
      <text:h text:style-name="P56" text:outline-level="3"><text:bookmark text:name="Greg6"/>Greg</text:h>
      <text:p text:style-name="P5"><text:bookmark text:name="Greg7"/>Work on Encryption system</text:p>
      <text:h text:style-name="P56" text:outline-level="3"><text:bookmark text:name="Robert6"/>Robert</text:h>
      <text:p text:style-name="P5"><text:bookmark text:name="Robert7"/>Work on phone app system - Merge into a real app</text:p>
      <text:h text:style-name="P54" text:outline-level="2"><text:bookmark text:name="April_1__-_2:00_-_3:00"/>April 1 - 2:00 - 3:00</text:h>
      <text:p text:style-name="P5"><text:bookmark text:name="April_1__-_2:00_-_3:001"/>Location: Wilsey's Office In Attendance: G. Baker, R. Koeninger, Dr. Wilsey</text:p>
      <text:p text:style-name="P5">Summary: Updated Wilsey on Speex progress. Updated Wilsey on other progress.</text:p>
      <text:h text:style-name="P54" text:outline-level="2"><text:bookmark text:name="April_6__-_1:00_-_3:00"/>April 6 - 1:00 - 3:00</text:h>
      <text:p text:style-name="P5"><text:bookmark text:name="April_6__-_1:00_-_3:001"/>Location: Baldwin Library In Attendance: G. Baker, R. Koeninger Progress Meeting</text:p>
      <text:p text:style-name="P5">Summary:</text:p>
      <text:h text:style-name="P56" text:outline-level="3"><text:bookmark text:name="Greg8"/>Greg</text:h>
      <text:p text:style-name="P5"><text:bookmark text:name="Greg9"/>Debugging of encryption, Encryption testing, etc</text:p>
      <text:h text:style-name="P56" text:outline-level="3"><text:bookmark text:name="Robert8"/>Robert</text:h>
      <text:p text:style-name="P5"><text:bookmark text:name="Robert9"/>Continued testing of Comm Test</text:p>
      <text:h text:style-name="P54" text:outline-level="2"><text:bookmark text:name="Apr_8_12:30_-_2:00"/>Apr 8 12:30 - 2:00</text:h>
      <text:p text:style-name="P5"><text:bookmark text:name="Apr_8_12:30_-_2:001"/>Location: Baldwin Library Att. Greg, Robert</text:p>
      <text:p text:style-name="P5">Summary: Greg to do:</text:p>
      <text:list xml:id="list1809036475" text:style-name="L8">
        <text:list-item>
          <text:p text:style-name="P48"><text:bookmark text:name="Apr_8_12:30_-_2:003"/><text:bookmark text:name="Apr_8_12:30_-_2:002"/><text:span text:style-name="T6">User manager; storing UserInfo</text:span><text:a xlink:type="simple" xlink:href="/p/skullduggery/w/edit/UserInfo"><text:span text:style-name="T12">?</text:span></text:a><text:span text:style-name="T6">, public key, private key (openOrCreateDatabase)</text:span></text:p>
        </text:list-item>
        <text:list-item>
          <text:p text:style-name="P46">Time the encryption</text:p>
        </text:list-item>
        <text:list-item>
          <text:p text:style-name="P46">Sequence numbers on messages (to keep current)?</text:p>
        </text:list-item>
        <text:list-item>
          <text:p text:style-name="P46">Check interdependence of packets</text:p>
        </text:list-item>
        <text:list-item>
          <text:p text:style-name="P37">Figure out blocking/timing of packets</text:p>
        </text:list-item>
      </text:list>
      <text:p text:style-name="P5">Robert to do:</text:p>
      <text:list xml:id="list689922928" text:style-name="L9">
        <text:list-item>
          <text:p text:style-name="P47">Blocking/timing of packets</text:p>
        </text:list-item>
      </text:list>
      <text:p text:style-name="P39"/>
      <text:h text:style-name="P54" text:outline-level="2"><text:bookmark text:name="April_13__-_12:30_-_2:00"/><text:soft-page-break/>April 13 - 12:30 - 2:00</text:h>
      <text:p text:style-name="P5"><text:bookmark text:name="April_13__-_12:30_-_2:001"/>Location: Baldwin Library In Attendance: G. Baker, R. Koeninger Progress Meeting</text:p>
      <text:p text:style-name="P5">Summary:</text:p>
      <text:h text:style-name="P56" text:outline-level="3"><text:bookmark text:name="Greg10"/>Greg</text:h>
      <text:p text:style-name="P5"><text:bookmark text:name="Greg11"/>Test SQLite/Persistent Storage Test AES/See if it works/Block interrelation</text:p>
      <text:h text:style-name="P56" text:outline-level="3"><text:bookmark text:name="Robert10"/>Robert</text:h>
      <text:p text:style-name="P5"><text:bookmark text:name="Robert11"/>Continue work on Comm Test</text:p>
      <text:p text:style-name="P5">To do: Greg: Use results of Persistent Storage, etc. Robert: Convert to single-threaded model of sending, receiving data</text:p>
      <text:h text:style-name="P54" text:outline-level="2"><text:bookmark text:name="April_15_-_12:30_-_2:00"/>April 15 - 12:30 - 2:00</text:h>
      <text:p text:style-name="P5"><text:bookmark text:name="April_15_-_12:30_-_2:001"/>Location: Baldwin Library In Attendance: G. Baker, R. Koeninger</text:p>
      <text:p text:style-name="P7"><text:bookmark text:name="April_15_-_12:30_-_2:002"/><text:span text:style-name="T6">To do: Greg: Implement changes into application/CallTalk</text:span><text:a xlink:type="simple" xlink:href="/p/skullduggery/w/edit/CallTalk"><text:span text:style-name="T12">?</text:span></text:a><text:span text:style-name="T6"> Robert: Write switch station interaction, etc.</text:span></text:p>
      <text:h text:style-name="P54" text:outline-level="2"><text:bookmark text:name="April_15_-_2:00_-_3:00"/>April 15 - 2:00 - 3:00</text:h>
      <text:p text:style-name="P5"><text:bookmark text:name="April_15_-_2:00_-_3:001"/>Location: Wilsey's Office In Attendance: G. Baker, R. Koeninger, P. Wilsey</text:p>
      <text:p text:style-name="P5">Summary: Updated Prof. Wilsey on progress</text:p>
      <text:h text:style-name="P54" text:outline-level="2"><text:bookmark text:name="April_20_-_1:00_-_3:00"/>April 20 - 1:00 - 3:00</text:h>
      <text:p text:style-name="P5"><text:bookmark text:name="April_20_-_1:00_-_3:001"/>Location: Baldwin Library In Attendance: G. Baker, R. Koeninger Progress Meeting</text:p>
      <text:p text:style-name="P5">Summary: Continued merge of testing apps into application proper</text:p>
      <text:h text:style-name="P54" text:outline-level="2"><text:bookmark text:name="April_22__-_1:00_-_2:00"/>April 22 - 1:00 - 2:00</text:h>
      <text:p text:style-name="P5"><text:bookmark text:name="April_22__-_1:00_-_2:001"/>Location: Baldwin Library In Attendance: G. Baker, R. Koeninger</text:p>
      <text:p text:style-name="P5">To do: Greg: Not much (Family) Robert: Everything</text:p>
      <text:h text:style-name="P54" text:outline-level="2"><text:bookmark text:name="April_22_-_2:00_-_3:00"/>April 22 - 2:00 - 3:00</text:h>
      <text:p text:style-name="P5"><text:bookmark text:name="April_22_-_2:00_-_3:001"/>Location: Wilsey's Office In Attendance: G. Baker, R. Koeninger, P. Wilsey</text:p>
      <text:p text:style-name="P5">Summary: Updated Prof. Wilsey on progress</text:p>
      <text:h text:style-name="P54" text:outline-level="2"><text:bookmark text:name="April_27__-_12:30_-_3:30"/>April 27 - 12:30 - 3:30</text:h>
      <text:p text:style-name="P5"><text:bookmark text:name="April_27__-_12:30_-_3:301"/>Location: Baldwin Library In Attendance: G. Baker, R. Koeninger Progress Meeting</text:p>
      <text:p text:style-name="P5">Summary: Changed key exchange to public key exchange Changed encrypted phone call to secret key Tweak dummy phone to match new changes</text:p>
      <text:h text:style-name="P54" text:outline-level="2"><text:bookmark text:name="April_29__-_11:30_-_2:00"/><text:soft-page-break/>April 29 - 11:30 - 2:00</text:h>
      <text:p text:style-name="P5"><text:bookmark text:name="April_29__-_11:30_-_2:001"/>Location: Baldwin Library In Attendance: G. Baker, R. Koeninger</text:p>
      <text:p text:style-name="P7"><text:bookmark text:name="April_29__-_11:30_-_2:002"/><text:span text:style-name="T6">Summary: Removed SSL on SSLSwitchStation (involves certificates, etc) Cleaned up InetAddress</text:span><text:a xlink:type="simple" xlink:href="/p/skullduggery/w/edit/InetAddress"><text:span text:style-name="T12">?</text:span></text:a><text:span text:style-name="T6">/Port exchange to InetSocketAddress</text:span><text:a xlink:type="simple" xlink:href="/p/skullduggery/w/edit/InetSocketAddress"><text:span text:style-name="T12">?</text:span></text:a><text:span text:style-name="T6">. Cleaner objects, etc. Worked on Tech Expo requirements</text:span></text:p>
      <text:p text:style-name="P5">To do: Greg: Everything Robert: Not much (Family)</text:p>
      <text:h text:style-name="P54" text:outline-level="2"><text:bookmark text:name="April_29_-_2:00_-_3:00"/>April 29 - 2:00 - 3:00</text:h>
      <text:p text:style-name="P5"><text:bookmark text:name="April_29_-_2:00_-_3:001"/>Location: Wilsey's Office In Attendance: G. Baker, R. Koeninger, P. Wilsey</text:p>
      <text:p text:style-name="P5">Summary: Updated Prof. Wilsey on progress Talked with Wilsey about Tech Expo recommendations</text:p>
      <text:h text:style-name="P54" text:outline-level="2"><text:bookmark text:name="May_3__-_11:00_-_12:00"/>May 3 - 11:00 - 12:00</text:h>
      <text:p text:style-name="P5"><text:bookmark text:name="May_3__-_11:00_-_12:001"/>Location: Baldwin Library In Attendance: G. Baker, R. Koeninger</text:p>
      <text:p text:style-name="P5">Summary: Pre-Tech Expo planning, logistics, etc. Met at Tech Expo to put up booth. Final testing of app (Voice, etc)</text:p>
      <text:h text:style-name="P54" text:outline-level="2"><text:bookmark text:name="May_4"/>May 4</text:h>
      <text:p text:style-name="P10"><text:bookmark text:name="May_41"/>Tech Expo</text:p>
      <text:h text:style-name="P54" text:outline-level="2">May 11 - 12:30 - 1:30</text:h>
      <text:p text:style-name="P5"><text:bookmark text:name="May_11__-_12:30_-_1:301"/>Location: Baldwin Library In Attendance: G. Baker, R. Koeninger</text:p>
      <text:p text:style-name="P5">Summary: Documentation</text:p>
      <text:h text:style-name="P54" text:outline-level="2"><text:bookmark text:name="May_13_-_12:30_-_1:30"/>May 13 - 12:30 - 1:30</text:h>
      <text:p text:style-name="P5"><text:bookmark text:name="May_13_-_12:30_-_1:301"/>Location: Baldwin Library In Attendance: G. Baker, R. Koeninger</text:p>
      <text:p text:style-name="P5">Summary: Documentation</text:p>
      <text:h text:style-name="P54" text:outline-level="2"><text:bookmark text:name="May_18"/>May 18</text:h>
      <text:p text:style-name="P5"><text:bookmark text:name="May_181"/>No meeting (Greg's fault)</text:p>
      <text:h text:style-name="P54" text:outline-level="2"><text:bookmark text:name="May_20_-_12:30_-_1:30"/>May 20 - 12:30 - 1:30</text:h>
      <text:p text:style-name="P5"><text:bookmark text:name="May_20_-_12:30_-_1:301"/>Location: Baldwin Library In Attendance: G. Baker, R. Koeninger</text:p>
      <text:p text:style-name="P5">Summary: Documentation</text:p>
      <text:h text:style-name="P54" text:outline-level="2"><text:bookmark text:name="May_25_-_12:30_-_1:30"/><text:soft-page-break/>May 25 - 12:30 - 1:30</text:h>
      <text:p text:style-name="P5"><text:bookmark text:name="May_25_-_12:30_-_1:301"/>Location: Baldwin Library In Attendance: G. Baker, R. Koeninger</text:p>
      <text:p text:style-name="P5">Summary: Documentation</text:p>
      <text:h text:style-name="P54" text:outline-level="2"><text:bookmark text:name="May_26_-_12:30_-_1:30"/>May 26 - 12:30 - 1:30</text:h>
      <text:p text:style-name="P5"><text:bookmark text:name="May_26_-_12:30_-_1:301"/>Location: Baldwin Library In Attendance: G. Baker, R. Koeninger</text:p>
      <text:p text:style-name="P9"><text:span text:style-name="T7">Summary: Documentation, final pre-report meeting stuff, etc.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WW8Num8z0" style:family="text">
      <style:text-properties style:font-name="Symbol" style:font-name-complex="OpenSymbol"/>
    </style:style>
    <style:style style:name="WW8Num9z0" style:family="text">
      <style:text-properties style:font-name="Symbol" style:font-name-complex="OpenSymbol"/>
    </style:style>
    <style:style style:name="WW8Num10z0" style:family="text">
      <style:text-properties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3:01:34</meta:creation-date>
    <dc:date>2010-05-26T02:26:10</dc:date>
    <meta:editing-cycles>2</meta:editing-cycles>
    <meta:editing-duration>PT00H20M01S</meta:editing-duration>
    <meta:generator>OpenOffice.org/3.1$Unix OpenOffice.org_project/310m19$Build-9420</meta:generator>
    <meta:document-statistic meta:table-count="0" meta:image-count="0" meta:object-count="0" meta:page-count="12" meta:paragraph-count="301" meta:word-count="1911" meta:character-count="11568"/>
    <dc:creator>Gregory Baker</dc:creator>
    <meta:user-defined meta:name="Info 1"/>
    <meta:user-defined meta:name="Info 2"/>
    <meta:user-defined meta:name="Info 3"/>
    <meta:user-defined meta:name="Info 4"/>
  </office:meta>
</office:document-meta>
</file>